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631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0.41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13.298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3.00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3.907cm"/>
    </style:style>
    <style:style style:name="co23" style:family="table-column">
      <style:table-column-properties fo:break-before="auto" style:column-width="10.862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8.8cm"/>
    </style:style>
    <style:style style:name="co26" style:family="table-column">
      <style:table-column-properties fo:break-before="auto" style:column-width="11.714cm"/>
    </style:style>
    <style:style style:name="co27" style:family="table-column">
      <style:table-column-properties fo:break-before="auto" style:column-width="9.855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3.515cm"/>
    </style:style>
    <style:style style:name="co30" style:family="table-column">
      <style:table-column-properties fo:break-before="auto" style:column-width="4.101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35cm"/>
    </style:style>
    <style:style style:name="co38" style:family="table-column">
      <style:table-column-properties fo:break-before="auto" style:column-width="10.522cm"/>
    </style:style>
    <style:style style:name="co39" style:family="table-column">
      <style:table-column-properties fo:break-before="auto" style:column-width="10.356cm"/>
    </style:style>
    <style:style style:name="co40" style:family="table-column">
      <style:table-column-properties fo:break-before="auto" style:column-width="10.165cm"/>
    </style:style>
    <style:style style:name="co41" style:family="table-column">
      <style:table-column-properties fo:break-before="auto" style:column-width="3.902cm"/>
    </style:style>
    <style:style style:name="co42" style:family="table-column">
      <style:table-column-properties fo:break-before="auto" style:column-width="7.579cm"/>
    </style:style>
    <style:style style:name="co43" style:family="table-column">
      <style:table-column-properties fo:break-before="auto" style:column-width="11.991cm"/>
    </style:style>
    <style:style style:name="co44" style:family="table-column">
      <style:table-column-properties fo:break-before="auto" style:column-width="8.341cm"/>
    </style:style>
    <style:style style:name="co45" style:family="table-column">
      <style:table-column-properties fo:break-before="auto" style:column-width="20.978cm"/>
    </style:style>
    <style:style style:name="co46" style:family="table-column">
      <style:table-column-properties fo:break-before="auto" style:column-width="3.944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7.108cm"/>
    </style:style>
    <style:style style:name="co49" style:family="table-column">
      <style:table-column-properties fo:break-before="auto" style:column-width="15.072cm"/>
    </style:style>
    <style:style style:name="co50" style:family="table-column">
      <style:table-column-properties fo:break-before="auto" style:column-width="2.891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9.544cm"/>
    </style:style>
    <style:style style:name="co58" style:family="table-column">
      <style:table-column-properties fo:break-before="auto" style:column-width="22.648cm"/>
    </style:style>
    <style:style style:name="co59" style:family="table-column">
      <style:table-column-properties fo:break-before="auto" style:column-width="6.98cm"/>
    </style:style>
    <style:style style:name="co60" style:family="table-column">
      <style:table-column-properties fo:break-before="auto" style:column-width="10.058cm"/>
    </style:style>
    <style:style style:name="co61" style:family="table-column">
      <style:table-column-properties fo:break-before="auto" style:column-width="9.022cm"/>
    </style:style>
    <style:style style:name="co62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2.79cm" fo:break-before="auto" style:use-optimal-row-height="true"/>
    </style:style>
    <style:style style:name="ro10" style:family="table-row">
      <style:table-row-properties style:row-height="4.159cm" fo:break-before="auto" style:use-optimal-row-height="true"/>
    </style:style>
    <style:style style:name="ro11" style:family="table-row">
      <style:table-row-properties style:row-height="5.528cm" fo:break-before="auto" style:use-optimal-row-height="true"/>
    </style:style>
    <style:style style:name="ro12" style:family="table-row">
      <style:table-row-properties style:row-height="1.078cm" fo:break-before="auto" style:use-optimal-row-height="true"/>
    </style:style>
    <style:style style:name="ro13" style:family="table-row">
      <style:table-row-properties style:row-height="1.42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2.605cm" fo:break-before="auto" style:use-optimal-row-height="true"/>
    </style:style>
    <style:style style:name="ro16" style:family="table-row">
      <style:table-row-properties style:row-height="1.762cm" fo:break-before="auto" style:use-optimal-row-height="true"/>
    </style:style>
    <style:style style:name="ro17" style:family="table-row">
      <style:table-row-properties style:row-height="0.736cm" fo:break-before="auto" style:use-optimal-row-height="true"/>
    </style:style>
    <style:style style:name="ro18" style:family="table-row">
      <style:table-row-properties style:row-height="1.921cm" fo:break-before="auto" style:use-optimal-row-height="true"/>
    </style:style>
    <style:style style:name="ro19" style:family="table-row">
      <style:table-row-properties style:row-height="1.131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4.554cm" fo:break-before="auto" style:use-optimal-row-height="true"/>
    </style:style>
    <style:style style:name="ro22" style:family="table-row">
      <style:table-row-properties style:row-height="3.817cm" fo:break-before="auto" style:use-optimal-row-height="true"/>
    </style:style>
    <style:style style:name="ro23" style:family="table-row">
      <style:table-row-properties style:row-height="2.106cm" fo:break-before="auto" style:use-optimal-row-height="true"/>
    </style:style>
    <style:style style:name="ro24" style:family="table-row">
      <style:table-row-properties style:row-height="2.55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3.133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184cm" fo:break-before="auto" style:use-optimal-row-height="true"/>
    </style:style>
    <style:style style:name="ro29" style:family="table-row">
      <style:table-row-properties style:row-height="2.263cm" fo:break-before="auto" style:use-optimal-row-height="true"/>
    </style:style>
    <style:style style:name="ro30" style:family="table-row">
      <style:table-row-properties style:row-height="2.947cm" fo:break-before="auto" style:use-optimal-row-height="true"/>
    </style:style>
    <style:style style:name="ro31" style:family="table-row">
      <style:table-row-properties style:row-height="3.632cm" fo:break-before="auto" style:use-optimal-row-height="true"/>
    </style:style>
    <style:style style:name="ro32" style:family="table-row">
      <style:table-row-properties style:row-height="4.316cm" fo:break-before="auto" style:use-optimal-row-height="true"/>
    </style:style>
    <style:style style:name="ro33" style:family="table-row">
      <style:table-row-properties style:row-height="5.685cm" fo:break-before="auto" style:use-optimal-row-height="true"/>
    </style:style>
    <style:style style:name="ro34" style:family="table-row">
      <style:table-row-properties style:row-height="3.21cm" fo:break-before="auto" style:use-optimal-row-height="true"/>
    </style:style>
    <style:style style:name="ro35" style:family="table-row">
      <style:table-row-properties style:row-height="0.877cm" fo:break-before="auto" style:use-optimal-row-height="true"/>
    </style:style>
    <style:style style:name="ro3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0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-asian="DejaVu Sans Mono" style:font-name-complex="DejaVu Sans Mono" style:font-size-asian="8.5pt" style:font-size-complex="8.5pt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7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8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0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64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6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7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8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9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4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8" style:family="text">
      <style:text-properties fo:color="#00a933" fo:font-weight="bold" style:font-weight-asian="bold" style:font-weight-complex="bold"/>
    </style:style>
    <style:style style:name="T8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9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7" style:family="text">
      <style:text-properties fo:color="#ce181e" fo:font-weight="bold" style:font-weight-asian="bold" style:font-weight-complex="bold"/>
    </style:style>
    <style:style style:name="T98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9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0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0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6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0" style:family="text">
      <style:text-properties style:font-name-asian="Consolas" style:font-name-complex="Consolas" style:font-size-asian="9.5pt" style:font-size-complex="9.5pt"/>
    </style:style>
    <style:style style:name="T111" style:family="text">
      <style:text-properties style:text-position="super 58%"/>
    </style:style>
    <style:style style:name="T11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Byte rate must be at least 600/s (i.e. 9600 baud -</text:span> 15% - overhead -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4000/s (i.e. 115200 baud - 25% - more overhead - more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68.2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Make sure YAT TestComputer is not connected other than via network 192.168.168.*</text:p>
          </table:table-cell>
          <table:table-cell/>
          <table:table-cell office:value-type="string" calcext:value-type="string">
            <text:p>Make sure WLAN is disconnect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68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68.1" calcext:value-type="string">
            <text:p>YAT TestComputer is 192.168.168.1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68.2" calcext:value-type="string">
            <text:p>YAT DevelopmentComputer is 192.168.168.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acter Count)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9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E</text:span></text:p>
            <text:p><text:span text:style-name="T26">ABCDEF</text:span></text:p>
            <text:p><text:span text:style-name="T26">ABCDEFG</text:span></text:p>
            <text:p><text:span text:style-name="T26">ABCDEFGH</text:span></text:p>
          </table:table-cell>
          <table:table-cell table:number-columns-repeated="5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27">A</text:span><text:span text:style-name="T10"> </text:span><text:span text:style-name="T28">(1)</text:span></text:p>
            <text:p><text:span text:style-name="T27">AB</text:span><text:span text:style-name="T10"> </text:span><text:span text:style-name="T28">(2)</text:span></text:p>
            <text:p><text:span text:style-name="T27">ABC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ABCD</text:span><text:span text:style-name="T10"> </text:span><text:span text:style-name="T28">(4)</text:span></text:p>
            <text:p><text:span text:style-name="T27">E</text:span><text:span text:style-name="T10"> </text:span><text:span text:style-name="T28">(1)</text:span></text:p>
            <text:p><text:span text:style-name="T27">ABCD</text:span><text:span text:style-name="T10"> </text:span><text:span text:style-name="T28">(4)</text:span></text:p>
            <text:p><text:span text:style-name="T27">EF</text:span><text:span text:style-name="T10"> </text:span><text:span text:style-name="T28">(2)</text:span></text:p>
            <text:p><text:span text:style-name="T27">ABCD</text:span><text:span text:style-name="T10"> </text:span><text:span text:style-name="T28">(4)</text:span></text:p>
            <text:p><text:span text:style-name="T27">EFG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EFGH</text:span><text:span text:style-name="T10"> </text:span><text:span text:style-name="T2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3">(0)</text:span></text:p>
          </table:table-cell>
          <table:table-cell table:number-columns-repeated="5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9">&lt;CR&gt;&lt;LF&gt;</text:span><text:span text:style-name="T24"> </text:span><text:span text:style-name="T22">(4)</text:span></text:p>
            <text:p><text:span text:style-name="T26">ABC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9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9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2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30">&lt;CR&gt;</text:span><text:span text:style-name="T33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4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3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37">A</text:span><text:span text:style-name="T21"> </text:span><text:span text:style-name="T22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</table:table-cell>
          <table:table-cell table:number-columns-repeated="5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 </text:span><text:span text:style-name="T41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text:span text:style-name="T41">&lt;NUL&gt;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64">(&lt;TS&gt;)</text:span><text:span text:style-name="T70"> </text:span><text:span text:style-name="T71">(&gt;&g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OK</text:span><text:span text:style-name="T53"> </text:span><text:span text:style-name="T54">(2)</text:span></text:p>
          </table:table-cell>
          <table:table-cell table:style-name="ce73" office:value-type="string" calcext:value-type="string"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64">(&lt;TS&gt;)</text:span><text:span text:style-name="T70"> </text:span><text:span text:style-name="T71">(&lt;&lt;)</text:span><text:span text:style-name="T70">  </text:span><text:span text:style-name="T7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OK</text:span><text:span text:style-name="T53"> </text:span><text:span text:style-name="T54">(2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text:span text:style-name="T75"> </text:span><text:span text:style-name="T76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B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  <text:p><text:span text:style-name="T58">(TS)</text:span><text:span text:style-name="T31"> </text:span><text:span text:style-name="T32">(&lt;&lt;)</text:span><text:span text:style-name="T31"> </text:span><text:span text:style-name="T37">B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A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lt;&lt;)</text:span><text:span text:style-name="T31"> </text:span><text:span text:style-name="T59">&lt;CR&gt;&lt;LF&gt;</text:span><text:span text:style-name="T31"> </text:span><text:span text:style-name="T32">(2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A</text:span><text:span text:style-name="T21"> </text:span><text:span text:style-name="T22">(1)</text:span></text:p>
            <text:p><text:span text:style-name="T58">(&lt;TS&gt;</text:span><text:span text:style-name="T31">) </text:span><text:span text:style-name="T32">(&lt;&lt;)</text:span><text:span text:style-name="T31"> </text:span><text:span text:style-name="T37">B</text:span><text:span text:style-name="T61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77">&lt;CR&gt;&lt;LF&gt;</text:span><text:span text:style-name="T31"> </text:span><text:span text:style-name="T32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  <text:p><text:span text:style-name="T14">(</text:span><text:span text:style-name="T60">&lt;TS&gt;</text:span><text:span text:style-name="T14">)</text:span><text:span text:style-name="T15"> </text:span><text:span text:style-name="T57">(&gt;&gt;)</text:span><text:span text:style-name="T15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A</text:span><text:span text:style-name="T61">&lt;CR&gt;&lt;LF&gt;</text:span><text:span text:style-name="T24"> </text:span><text:span text:style-name="T22">(3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61">&lt;CR&gt;&lt;LF&gt;</text:span><text:span text:style-name="T24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A</text:span><text:span text:style-name="T17">&lt;CR&gt;&lt;LF&gt;</text:span><text:span text:style-name="T24"> </text:span><text:span text:style-name="T22">(3)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text:span text:style-name="T15"> </text:span><text:span text:style-name="T41">&lt;NUL&gt;</text:span><text:span text:style-name="T15"> </text:span><text:span text:style-name="T57">(1)</text:span></text:p>
            <text:p><text:span text:style-name="T14">(</text:span><text:span text:style-name="T60">&lt;TS&gt;</text:span><text:span text:style-name="T14">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A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A</text:span><text:span text:style-name="T21"> </text:span><text:span text:style-name="T22">(1)</text:span></text:p>
            <text:p><text:span text:style-name="T25">TimeStamp of A must differ from &lt;NUL&gt;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14">(</text:span><text:span text:style-name="T60">&lt;TS&gt;</text:span><text:span text:style-name="T14">)</text:span><text:span text:style-name="T15"> </text:span><text:span text:style-name="T57">(&lt;&lt;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gt;&gt;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  <text:p><text:span text:style-name="T25">Direction must change, i.e. match resulting show characters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 B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 B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B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7">(&lt;&lt;)</text:span><text:span text:style-name="T15"> </text:span><text:span text:style-name="T37">B</text:span><text:span text:style-name="T21"> </text:span><text:span text:style-name="T22">(1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text:span text:style-name="T79">A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5"> </text:span><text:span text:style-name="T5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2">B</text:span><text:span text:style-name="T53"> </text:span><text:span text:style-name="T54">(1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49"> </text:span><text:span text:style-name="T50">(&lt;&gt;)</text:span><text:span text:style-name="T51"> </text:span><text:span text:style-name="T52">A</text:span><text:span text:style-name="T78">B</text:span><text:span text:style-name="T79">A</text:span><text:span text:style-name="T78">B</text:span><text:span text:style-name="T55"> </text:span><text:span text:style-name="T56">(4)</text:span></text:p>
          </table:table-cell>
          <table:table-cell table:number-columns-repeated="58"/>
        </table:table-row>
        <table:table-row table:style-name="ro18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3">)</text:span><text:span text:style-name="T49"> </text:span><text:span text:style-name="T50">(&lt;&lt;)</text:span><text:span text:style-name="T51"> </text:span><text:span text:style-name="T80">BB</text:span><text:span text:style-name="T55"> </text:span><text:span text:style-name="T56">(2)</text:span></text:p>
            <text:p>...and:</text:p>
            <text:p><text:span text:style-name="T3">(&lt;TS&gt;</text:span><text:span text:style-name="T43">)</text:span><text:span text:style-name="T49"> </text:span><text:span text:style-name="T50">(&gt;&gt;)</text:span><text:span text:style-name="T51"> </text:span><text:span text:style-name="T52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3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64">(&lt;TS&gt;</text:span><text:span text:style-name="T65">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</text:span><text:span text:style-name="T68">44h</text:span><text:span text:style-name="T10"> </text:span><text:span text:style-name="T68">45h</text:span><text:span text:style-name="T10"> </text:span><text:span text:style-name="T68">46h</text:span><text:span text:style-name="T10"> </text:span><text:span text:style-name="T28">(6)</text:span></text:p>
          </table:table-cell>
          <table:table-cell table:style-name="ce73" office:value-type="string" calcext:value-type="string"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28">(6)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40">44h</text:span><text:span text:style-name="T38"> </text:span><text:span text:style-name="T40">45h</text:span><text:span text:style-name="T38"> </text:span><text:span text:style-name="T40">46h</text:span><text:span text:style-name="T38"> </text:span><text:span text:style-name="T39">(6)</text:span></text:p>
            <text:p><text:span text:style-name="T7">(&lt;TS&gt;)</text:span><text:span text:style-name="T8"> </text:span><text:span text:style-name="T46">(&lt;&lt;)</text:span><text:span text:style-name="T8"> </text:span><text:span text:style-name="T68">41h</text:span><text:span text:style-name="T10"> </text:span><text:span text:style-name="T28">(1)</text:span></text:p>
            <text:p><text:span text:style-name="T64">(&lt;TS&gt;</text:span><text:span text:style-name="T65">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... </text:span><text:span text:style-name="T28">(35)</text:span></text:p>
          </table:table-cell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7">(&lt;TS&gt;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28">(1)</text:span></text:p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5)</text:span></text:p>
            <text:p><text:span text:style-name="T25">7 lines are sent as one chunk due to tim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22">(2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22">(1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7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8h</text:span><text:span text:style-name="T21"> </text:span><text:span text:style-name="T22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18">(</text:span><text:span text:style-name="T58">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1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41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4)</text:span></text:p>
            <text:p><text:span text:style-name="T18">(</text:span><text:span text:style-name="T58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4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7h</text:span><text:span text:style-name="T21"> </text:span><text:span text:style-name="T16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38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69">[Error: EOL keyword is not supported for binary terminals!]</text:span></text:p>
            <text:p><text:span text:style-name="T64">(&lt;TS&gt;)</text:span><text:span text:style-name="T70"> </text:span><text:span text:style-name="T71">(&lt;&lt;)</text:span><text:span text:style-name="T70"> </text:span><text:span text:style-name="T72">41h</text:span><text:span text:style-name="T73"> </text:span><text:span text:style-name="T68">41h</text:span><text:span text:style-name="T10"> </text:span><text:span text:style-name="T68">42h</text:span><text:span text:style-name="T10"> </text:span><text:span text:style-name="T28">(3)</text:span></text:p>
            <text:p><text:span text:style-name="T64">(&lt;TS&gt;)</text:span><text:span text:style-name="T66"> </text:span><text:span text:style-name="T67">(&lt;&lt;)</text:span><text:span text:style-name="T66"> </text:span><text:span text:style-name="T68">41h</text:span><text:span text:style-name="T10"> </text:span><text:span text:style-name="T68">42h</text:span><text:span text:style-name="T10"> </text:span><text:span text:style-name="T68">43h</text:span><text:span text:style-name="T10"> </text:span><text:span text:style-name="T2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69">[Error: EOL keyword is not supported for binary terminals!]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1h</text:span><text:span text:style-name="T38"> </text:span><text:span text:style-name="T40">42h</text:span><text:span text:style-name="T38"> </text:span><text:span text:style-name="T39">(3)</text:span></text:p>
            <text:p><text:span text:style-name="T3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39">(3)</text:span></text:p>
            <text:p><text:span text:style-name="T3">(&lt;TS&gt;</text:span><text:span text:style-name="T14">)</text:span><text:span text:style-name="T15"> </text:span><text:span text:style-name="T57">(&lt;&lt;)</text:span><text:span text:style-name="T15"> </text:span><text:span text:style-name="T37">41h</text:span><text:span text:style-name="T21"> </text:span><text:span text:style-name="T22">(1)</text:span></text:p>
            <text:p><text:span text:style-name="T3">(&lt;TS&gt;</text:span><text:span text:style-name="T58">)</text:span><text:span text:style-name="T31"> </text:span><text:span text:style-name="T32">(&lt;&lt;)</text:span><text:span text:style-name="T31"> </text:span><text:span text:style-name="T37">42h</text:span><text:span text:style-name="T21"> </text:span><text:span text:style-name="T22">(1)</text:span></text:p>
            <text:p><text:span text:style-name="T58">(&lt;TS&gt;)</text:span><text:span text:style-name="T31"> </text:span><text:span text:style-name="T32">(&lt;&lt;)</text:span><text:span text:style-name="T31"> </text:span><text:span text:style-name="T37">41h</text:span><text:span text:style-name="T21"> </text:span><text:span text:style-name="T37">42h</text:span><text:span text:style-name="T21"> </text:span><text:span text:style-name="T37">43h</text:span><text:span text:style-name="T21"> </text:span><text:span text:style-name="T22">(3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1h</text:span><text:span text:style-name="T38"> </text:span><text:span text:style-name="T5">42h</text:span><text:span text:style-name="T38"> </text:span><text:span text:style-name="T39">(3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39">(3)</text:span></text:p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4">(&lt;TS&gt;)</text:span><text:span text:style-name="T70"> </text:span><text:span text:style-name="T71">(&gt;&gt;)</text:span><text:span text:style-name="T70"> </text:span><text:span text:style-name="T81">41h</text:span><text:span text:style-name="T73"> </text:span><text:span text:style-name="T81">41h</text:span><text:span text:style-name="T73"> </text:span><text:span text:style-name="T81">42h</text:span><text:span text:style-name="T73"> </text:span><text:span text:style-name="T82">(3)</text:span></text:p>
            <text:p><text:span text:style-name="T64">(&lt;TS&gt;)</text:span><text:span text:style-name="T70"> </text:span><text:span text:style-name="T71">(&gt;&gt;)</text:span><text:span text:style-name="T70"> </text:span><text:span text:style-name="T81">41h</text:span><text:span text:style-name="T73"> </text:span><text:span text:style-name="T81">42h</text:span><text:span text:style-name="T73"> </text:span><text:span text:style-name="T81">43h</text:span><text:span text:style-name="T73"> </text:span><text:span text:style-name="T9">41h</text:span><text:span text:style-name="T10"> </text:span><text:span text:style-name="T9">42h</text:span><text:span text:style-name="T10"> </text:span><text:span text:style-name="T28">(5)</text:span></text:p>
            <text:p><text:span text:style-name="T65">(&lt;TS&gt;)</text:span><text:span text:style-name="T66"> </text:span><text:span text:style-name="T67">(&gt;&gt;)</text:span><text:span text:style-name="T66"> </text:span><text:span text:style-name="T9">41h</text:span><text:span text:style-name="T10"> </text:span><text:span text:style-name="T9">42h</text:span><text:span text:style-name="T10"> </text:span><text:span text:style-name="T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58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7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31h</text:span><text:span text:style-name="T38"> </text:span><text:span text:style-name="T5">32h</text:span><text:span text:style-name="T38"> </text:span><text:span text:style-name="T5">33h</text:span><text:span text:style-name="T38"> </text:span><text:span text:style-name="T5">41h</text:span><text:span text:style-name="T38"> </text:span><text:span text:style-name="T16">42h</text:span><text:span text:style-name="T21"> </text:span><text:span text:style-name="T22">(8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83">41h</text:span><text:span text:style-name="T84"> </text:span><text:span text:style-name="T85">42h</text:span><text:span text:style-name="T84"> </text:span><text:span text:style-name="T86">(8)</text:span><text:span text:style-name="T87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31h</text:span><text:span text:style-name="T10"> </text:span><text:span text:style-name="T9">32h</text:span><text:span text:style-name="T10"> </text:span><text:span text:style-name="T9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9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7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58">)</text:span><text:span text:style-name="T31"> </text:span><text:span text:style-name="T32">(&gt;&gt;)</text:span><text:span text:style-name="T31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28">(2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28">(3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2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64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3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4)</text:span></text:p>
            <text:p><text:span text:style-name="T64">(&lt;TS&gt;</text:span><text:span text:style-name="T65">)</text:span><text:span text:style-name="T66"> </text:span><text:span text:style-name="T67">(&gt;&gt;)</text:span><text:span text:style-name="T66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39"/>
        <table:table-column table:style-name="co29" table:default-cell-style-name="ce39"/>
        <table:table-column table:style-name="co30" table:default-cell-style-name="ce39"/>
        <table:table-column table:style-name="co26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88">123</text:span> AB <text:span text:style-name="T88">C456</text:span></text:p>
          </table:table-cell>
          <table:table-cell office:value-type="string" calcext:value-type="string">
            <text:p>Data sent and received</text:p>
            <text:p>Automatic action is triggered for <text:span text:style-name="T88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58">(&gt;&gt;)</text:span><text:span text:style-name="T31"> </text:span><text:span text:style-name="T16">ABC</text:span></text:p>
            <text:p><text:span text:style-name="T58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58">(&gt;&gt;)</text:span><text:span text:style-name="T31"> </text:span><text:span text:style-name="T16">xyz</text:span></text:p>
            <text:p><text:span text:style-name="T58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5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9">Action: [Line Chart (X = Time)]</text:span></text:p>
            <text:p><text:span text:style-name="T89">Trigger:</text:span></text:p>
            <text:p><text:span text:style-name="T90">(</text:span><text:span text:style-name="T89">(?:(?:19|20)\d\d-(?:0[1-9]|1[012])-(?:0[1-9]|[12]\d|3[01]))</text:span><text:span text:style-name="T91">T</text:span><text:span text:style-name="T92">(?:(?:[01]\d|2[0-3]):[0-5]\d:[0-5]\d)</text:span><text:span text:style-name="T93">)</text:span><text:span text:style-name="T92">\s+([-+]?(?:\d+(?:\.\d*)?|\.\d+))\s+([-+]?\d+)\s+([-+]?\d+)\s+([A-Z]{1})\s+</text:span>([A-Za-z]{3})</text:p>
            <text:p><text:span text:style-name="T90">(</text:span><text:span text:style-name="T92">(?:(?:19|20)\d\d-(?:0[1-9]|1[012])-(?:0[1-9]|[12]\d|3[01]))</text:span><text:span text:style-name="T91">T</text:span><text:span text:style-name="T92">(?:(?:[01]\d|2[0-3]):[0-5]\d:[0-5]\d)</text:span><text:span text:style-name="T93">)</text:span></text:p>
            <text:p><text:span text:style-name="T94">                                                                                                                                                                 </text:span><text:span text:style-name="T95">\s+([-+]?(?:\d+(?:\.\d*)?|\.\d+))</text:span></text:p>
            <text:p><text:span text:style-name="T94">                                                                                                                                                                                                                    </text:span><text:span text:style-name="T95">\s+([-+]?\d+)\s+([-+]?\d+)</text:span></text:p>
            <text:p><text:span text:style-name="T94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95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25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9">Action: [Line Chart]</text:span></text:p>
            <text:p><text:span text:style-name="T89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94">                                               </text:span><text:span text:style-name="T95">\s+([-+]?\d+)\s+([-+]?\d+)</text:span></text:p>
            <text:p><text:span text:style-name="T94">                                                                                          </text:span><text:span text:style-name="T95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88">123</text:span> AB <text:span text:style-name="T88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4">...ABC</text:span><text:span text:style-name="T38"> </text:span><text:span text:style-name="T39">(72) </text:span><text:span text:style-name="T87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8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01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contains <text:span text:style-name="T97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6">all 10 matches</text:span></text:p>
            <text:p><text:span text:style-name="T1">Automatic response</text:span> contains <text:span text:style-name="T97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8">   1 </text:span><text:span text:style-name="T99">S S       0.00 g</text:span></text:p>
            <text:p><text:span text:style-name="T98">   2 </text:span><text:span text:style-name="T99">S S       0.00 g</text:span></text:p>
            <text:p><text:span text:style-name="T98">   3 </text:span><text:span text:style-name="T99">S S       0.00 g</text:span></text:p>
            <text:p><text:span text:style-name="T100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8">...</text:span></text:p>
            <text:p><text:span text:style-name="T98"> 101 </text:span><text:span text:style-name="T99">S D       ?.?? g</text:span></text:p>
            <text:p><text:span text:style-name="T98"> 102 </text:span><text:span text:style-name="T99">S D       ?.?? g</text:span></text:p>
            <text:p><text:span text:style-name="T98"> 103 </text:span><text:span text:style-name="T99">S D       ?.?? g</text:span></text:p>
            <text:p><text:span text:style-name="T100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8">...</text:span></text:p>
            <text:p><text:span text:style-name="T98"> 201 </text:span><text:span text:style-name="T99">S S       ?.?? g</text:span></text:p>
            <text:p><text:span text:style-name="T98"> 202 </text:span><text:span text:style-name="T99">S S       ?.?? g</text:span></text:p>
            <text:p><text:span text:style-name="T98"> 203 </text:span><text:span text:style-name="T99">S S       ?.?? g</text:span></text:p>
            <text:p><text:span text:style-name="T100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39"/>
        <table:table-column table:style-name="co37" table:default-cell-style-name="ce39"/>
        <table:table-column table:style-name="co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2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58">(&lt;&lt;)</text:span><text:span text:style-name="T31"> </text:span><text:span text:style-name="T37">X</text:span><text:span text:style-name="T61">&lt;CR&gt;&lt;LF&gt;</text:span><text:span text:style-name="T24"> </text:span><text:span text:style-name="T22">(3)</text:span></text:p>
          </table:table-cell>
          <table:table-cell table:number-columns-repeated="59"/>
        </table:table-row>
        <table:table-row table:style-name="ro2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58">(&lt;&lt;)</text:span><text:span text:style-name="T31"> </text:span><text:span text:style-name="T37">X</text:span><text:span text:style-name="T6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 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6">(&lt;&lt;)</text:span><text:span text:style-name="T107"> </text:span><text:span text:style-name="T40">A</text:span><text:span text:style-name="T38"> </text:span><text:span text:style-name="T39">(1)</text:span></text:p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106">(&gt;&gt;)</text:span><text:span text:style-name="T107"> </text:span><text:span text:style-name="T5">A</text:span><text:span text:style-name="T6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02">  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8"> </text:span><text:span text:style-name="T102">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8"> </text:span><text:span text:style-name="T102">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4">&lt;CR&gt; </text:span><text:span text:style-name="T10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104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8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0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6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8">(&gt;&gt;)</text:span><text:span text:style-name="T31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6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3"> </text:span><text:span text:style-name="T39">(2)</text:span><text:span text:style-name="T102">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03"> </text:span><text:span text:style-name="T3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4">&lt;CR&gt; </text:span><text:span text:style-name="T10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3">(&lt;&lt;)</text:span><text:span text:style-name="T4"> </text:span><text:span text:style-name="T40">X</text:span><text:span text:style-name="T105">&lt;CR&gt;&lt;LF&gt;</text:span><text:span text:style-name="T103"> </text:span><text:span text:style-name="T39">(3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7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8">(&lt;&lt;)</text:span><text:span text:style-name="T31"> </text:span><text:span text:style-name="T59">&lt;CR&gt;</text:span><text:span text:style-name="T37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104">&lt;CR&gt;</text:span><text:span text:style-name="T4"> </text:span><text:span text:style-name="T36">(1)</text:span><text:span text:style-name="T109">  in receiving terminal</text:span></text:p>
            <text:p><text:span text:style-name="T106">(&lt;&lt;)</text:span><text:span text:style-name="T107"> </text:span><text:span text:style-name="T40">X</text:span><text:span text:style-name="T105">&lt;CR&gt;&lt;LF&gt;</text:span><text:span text:style-name="T103"> </text:span><text:span text:style-name="T39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3"> </text:span><text:span text:style-name="T39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6" table:default-cell-style-name="ce39"/>
        <table:table-column table:style-name="co47" table:default-cell-style-name="ce39"/>
        <table:table-column table:style-name="co26" table:default-cell-style-name="ce39"/>
        <table:table-column table:style-name="co48" table:default-cell-style-name="ce39"/>
        <table:table-column table:style-name="co4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35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0">Note that display elements are text-only and no longer contain the underlying typed</text:span></text:p>
            <text:p><text:span text:style-name="T110">information such as the time stamp of the origin. Since the XML schema is strongly-</text:span></text:p>
            <text:p><text:span text:style-name="T110">typed again, the items need to be reconstructed. Not optimal, but simply a trade-off</text:span></text:p>
            <text:p><text:span text:style-name="T11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38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2<text:span text:style-name="T11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3<text:span text:style-name="T111">rd</text:span> line</text:p>
          </table:table-cell>
          <table:table-cell office:value-type="string" calcext:value-type="string">
            <text:p>Repeat steps above, except <text:span text:style-name="T112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12" table:default-cell-style-name="ce39"/>
        <table:table-column table:style-name="co6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1:'YAT.Domain.Terminal'.E10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5:04:33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9H46M25S</meta:editing-duration>
    <meta:editing-cycles>657</meta:editing-cycles>
    <meta:generator>LibreOffice/6.4.3.2$Windows_X86_64 LibreOffice_project/747b5d0ebf89f41c860ec2a39efd7cb15b54f2d8</meta:generator>
    <dc:date>2021-01-04T16:00:24.589000000</dc:date>
    <meta:print-date>2013-02-02T14:44:49.07</meta:print-date>
    <meta:document-statistic meta:table-count="13" meta:cell-count="2549" meta:object-count="0"/>
    <meta:user-defined meta:name="Info 1"/>
    <meta:user-defined meta:name="Info 2"/>
    <meta:user-defined meta:name="Info 3"/>
    <meta:user-defined meta:name="Info 4"/>
  </office:meta>
</office:document-meta>
</file>